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ditor.create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ditor.XMLEditor( IvyContentAssist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Edito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ditor.setFile( I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